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2">John 1: 1 – 14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5">Font: 54</text:span></text:p>
            <text:p text:style-name="P5"><text:span text:style-name="T5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31S</meta:editing-duration>
    <meta:editing-cycles>61</meta:editing-cycles>
    <meta:generator>LibreOffice/6.0.6.2$Linux_X86_64 LibreOffice_project/00m0$Build-2</meta:generator>
    <dc:date>2018-12-16T08:47:18.672544774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